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 fo:text-align="justify" style:justify-single-word="false"/>
    </style:style>
    <style:style style:name="P3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7" style:family="paragraph" style:parent-style-name="Heading_20_3">
      <style:paragraph-properties fo:margin-top="0.1945in" fo:margin-bottom="0.0555in" loext:contextual-spacing="false" fo:line-height="100%" fo:text-align="justify" style:justify-single-word="false" fo:keep-together="auto" fo:keep-with-next="auto"/>
    </style:style>
    <style:style style:name="P8" style:family="paragraph" style:parent-style-name="Heading_20_3" style:master-page-name="Standard">
      <style:paragraph-properties fo:margin-top="0.1945in" fo:margin-bottom="0.0555in" loext:contextual-spacing="false" fo:line-height="100%" fo:text-align="justify" style:justify-single-word="false" fo:keep-together="auto" style:page-number="1" fo:keep-with-next="auto"/>
    </style:style>
    <style:style style:name="P9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ea1d2a3s4uez"/><text:span text:style-name="T1">CONTRATO DE COMPRAVENTA DE VIVIENDA</text:span></text:p>
      <text:p text:style-name="P2"><text:span text:style-name="T2">REUNIDOS</text:span></text:p>
      <text:p text:style-name="P2"><text:span text:style-name="T2">De una parte, [Nombre del Vendedor], mayor de edad, con DNI [Número de DNI], y domicilio en [Dirección del Vendedor], en adelante "El Vendedor".</text:span></text:p>
      <text:p text:style-name="P2"><text:span text:style-name="T2">De otra parte, [Nombre del Comprador], mayor de edad, con DNI [Número de DNI], y domicilio en [Dirección del Comprador], en adelante "El Comprador".</text:span></text:p>
      <text:p text:style-name="P2"><text:span text:style-name="T2">EXPONEN</text:span></text:p>
      <text:list xml:id="list3981548429" text:style-name="WWNum1">
        <text:list-item>
          <text:p text:style-name="P3"><text:span text:style-name="T2">Que El Vendedor es propietario legítimo de la vivienda ubicada en [Dirección de la vivienda, incluyendo referencia catastral], libre de cargas y gravámenes, salvo lo expresamente indicado en este contrato.</text:span></text:p>
        </text:list-item>
        <text:list-item>
          <text:p text:style-name="P5"><text:span text:style-name="T2">Que ambas partes han acordado la compraventa del inmueble conforme a las cláusulas que se detallan a continuación.</text:span></text:p>
        </text:list-item>
      </text:list>
      <text:p text:style-name="P2"><draw:rect text:anchor-type="as-char" style:rel-width="100%" draw:z-index="0" draw:style-name="gr1" draw:text-style-name="P9" svg:width="0.0012in" svg:height="0.0213in"><text:p/></draw:rect></text:p>
      <text:p text:style-name="P7"><text:bookmark text:name="_wxmtk5j66x8l"/><text:span text:style-name="T1">CLÁUSULAS</text:span></text:p>
      <text:p text:style-name="P2"><text:span text:style-name="T2">Primera. Objeto del contrato<text:line-break/>El Vendedor vende a El Comprador, quien adquiere, la vivienda descrita en el Expositivo Primero de este contrato.</text:span></text:p>
      <text:p text:style-name="P2"><text:span text:style-name="T2">Segunda. Precio de la compraventa<text:line-break/>El precio total acordado es de [Importe en euros], que El Comprador se compromete a abonar en las siguientes condiciones:</text:span></text:p>
      <text:list xml:id="list1618945062" text:style-name="WWNum2">
        <text:list-item>
          <text:p text:style-name="P4"><text:span text:style-name="T2">Un pago inicial de [Importe] en concepto de señal, abonado en el momento de la firma del presente contrato.</text:span></text:p>
        </text:list-item>
        <text:list-item>
          <text:p text:style-name="P6"><text:span text:style-name="T2">El resto del importe, [Importe restante], será abonado mediante [forma de pago acordada] antes del día [fecha límite de pago].</text:span></text:p>
        </text:list-item>
      </text:list>
      <text:p text:style-name="P2"><text:span text:style-name="T2">Tercera. Entrega de la posesión<text:line-break/>La posesión del inmueble será entregada a El Comprador en el momento de la firma de la escritura pública de compraventa.</text:span></text:p>
      <text:p text:style-name="P2"><text:span text:style-name="T2">Cuarta. Obligaciones del Vendedor<text:line-break/>El Vendedor garantiza que el inmueble se encuentra libre de cargas, gravámenes, arrendamientos o deudas.</text:span></text:p>
      <text:p text:style-name="P2"><text:span text:style-name="T2">Quinta. Obligaciones del Comprador<text:line-break/>El Comprador se compromete a satisfacer el precio total del inmueble según lo pactado en la Cláusula Segunda y a asumir los gastos derivados de la escritura pública y registro de la propiedad.</text:span></text:p>
      <text:p text:style-name="P2"><text:span text:style-name="T2">Sexta. Gastos e impuestos<text:line-break/>Los gastos notariales serán asumidos por [acordar quién los asume], y los impuestos derivados de la compraventa serán abonados conforme a la legislación vigente.</text:span></text:p>
      <text:p text:style-name="P2"><text:span text:style-name="T2">Séptima. Jurisdicción<text:line-break/>Para la resolución de cualquier conflicto derivado del presente contrato, ambas partes se someten a los juzgados y tribunales de [localidad].</text:span></text:p>
      <text:p text:style-name="P2"><draw:rect text:anchor-type="as-char" style:rel-width="100%" draw:z-index="1" draw:style-name="gr1" draw:text-style-name="P9" svg:width="0.0012in" svg:height="0.0213in"><text:p/></draw:rect></text:p>
      <text:p text:style-name="P7"><text:bookmark text:name="_od4v9h7d8i8n"/><text:span text:style-name="T1">FIRMAS</text:span></text:p>
      <text:p text:style-name="P2"><text:span text:style-name="T2">Y en prueba de conformidad, firman ambas partes el presente contrato en Mahón, a [fecha].</text:span></text:p>
      <text:p text:style-name="P2"><draw:rect text:anchor-type="as-char" style:rel-width="100%" draw:z-index="2" draw:style-name="gr1" draw:text-style-name="P9" svg:width="0.0012in" svg:height="0.0213in"><text:p/></draw:rect></text:p>
      <text:p text:style-name="P2"><text:span text:style-name="T2">El Vendedor:</text:span></text:p>
      <text:p text:style-name="P2"><draw:rect text:anchor-type="as-char" style:rel-width="100%" draw:z-index="3" draw:style-name="gr1" draw:text-style-name="P9" svg:width="0.0012in" svg:height="0.0213in"><text:p/></draw:rect></text:p>
      <text:p text:style-name="P2"><text:span text:style-name="T2">Nombre: [Nombre del Vendedor]</text:span></text:p>
      <text:p text:style-name="P2"><text:soft-page-break/><text:span text:style-name="T2">El Comprador:</text:span></text:p>
      <text:p text:style-name="P2"><draw:rect text:anchor-type="as-char" style:rel-width="100%" draw:z-index="4" draw:style-name="gr1" draw:text-style-name="P9" svg:width="0.0012in" svg:height="0.0213in"><text:p/></draw:rect></text:p>
      <text:p text:style-name="P2"><text:span text:style-name="T2">Nombre: [Nombre del Comprador]</text:span></text:p>
      <text:p text:style-name="P2"><draw:rect text:anchor-type="as-char" style:rel-width="100%" draw:z-index="5" draw:style-name="gr1" draw:text-style-name="P9" svg:width="0.0012in" svg:height="0.0213in"><text:p/></draw:rect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9" meta:word-count="355" meta:character-count="2252" meta:non-whitespace-character-count="1924"/>
    <meta:generator>LibreOfficeDev/6.0.5.2$Linux_X86_64 LibreOffice_project/</meta:generator>
  </office:meta>
</office:document-meta>
</file>